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4pt" fo:font-weight="normal" style:font-size-asian="24pt" style:font-weight-asian="normal" style:font-size-complex="24pt" style:font-weight-complex="normal"/>
    </style:style>
    <style:style style:name="P2" style:family="paragraph" style:parent-style-name="Standard">
      <style:text-properties fo:font-size="18pt" style:font-size-asian="18pt" style:font-size-complex="18pt"/>
    </style:style>
    <style:style style:name="P3" style:family="paragraph" style:parent-style-name="Standard">
      <style:text-properties fo:font-variant="normal" fo:text-transform="none" fo:color="#000000" style:font-name="arial" fo:font-size="18pt" fo:letter-spacing="normal" fo:font-style="normal" fo:font-weight="normal" style:font-size-asian="18pt" style:font-size-complex="18pt"/>
    </style:style>
    <style:style style:name="P4" style:family="paragraph" style:parent-style-name="Standard">
      <style:text-properties fo:font-variant="normal" fo:text-transform="none" fo:color="#000000" style:font-name="arial" fo:font-size="12pt" fo:letter-spacing="normal" fo:font-style="normal" fo:font-weight="normal" style:font-size-asian="12pt" style:font-size-complex="12pt"/>
    </style:style>
    <style:style style:name="P5" style:family="paragraph" style:parent-style-name="Standard">
      <style:text-properties fo:font-variant="normal" fo:text-transform="none" fo:color="#000000" style:font-name="arial" fo:font-size="14pt" fo:letter-spacing="normal" fo:font-style="normal" fo:font-weight="normal" style:font-size-asian="14pt" style:font-size-complex="14pt"/>
    </style:style>
    <style:style style:name="P6" style:family="paragraph" style:parent-style-name="Standard">
      <style:text-properties fo:font-variant="normal" fo:text-transform="none" fo:color="#000000" style:font-name="arial" fo:font-size="14pt" fo:letter-spacing="normal" fo:font-style="normal" fo:font-weight="normal" style:font-size-asian="14pt" style:font-weight-asian="normal" style:font-size-complex="14pt" style:font-weight-complex="normal"/>
    </style:style>
    <style:style style:name="P7" style:family="paragraph" style:parent-style-name="Standard">
      <style:text-properties fo:font-variant="normal" fo:text-transform="none" fo:color="#000000" style:font-name="arial" fo:font-size="16pt" fo:letter-spacing="normal" fo:font-style="normal" fo:font-weight="normal" style:font-size-asian="16pt" style:font-size-complex="16pt"/>
    </style:style>
    <style:style style:name="P8" style:family="paragraph" style:parent-style-name="Standard">
      <style:text-properties fo:font-variant="normal" fo:text-transform="none" fo:color="#000000" style:font-name="arial" fo:font-size="16pt" fo:letter-spacing="normal" fo:font-style="italic" fo:font-weight="normal" style:font-size-asian="16pt" style:font-style-asian="italic" style:font-size-complex="16pt" style:font-style-complex="italic"/>
    </style:style>
    <style:style style:name="T1" style:family="text">
      <style:text-properties fo:font-variant="normal" fo:text-transform="none" fo:color="#000000" style:font-name="arial" fo:font-size="14pt" fo:letter-spacing="normal" fo:font-style="normal" fo:font-weight="normal" style:font-size-asian="14pt" style:font-size-complex="14pt"/>
    </style:style>
    <style:style style:name="T2" style:family="text">
      <style:text-properties fo:font-variant="normal" fo:text-transform="none" fo:color="#000000" style:font-name="arial" fo:font-size="14pt" fo:letter-spacing="normal" fo:font-style="normal" fo:font-weight="bold" style:font-size-asian="14pt" style:font-weight-asian="bold" style:font-size-complex="14pt" style:font-weight-complex="bold"/>
    </style:style>
    <style:style style:name="T3" style:family="text">
      <style:text-properties fo:font-variant="normal" fo:text-transform="none" fo:color="#000000" style:font-name="arial" fo:font-size="12pt" fo:letter-spacing="normal" fo:font-style="normal" fo:font-weight="normal" style:font-size-asian="12pt" style:font-size-complex="12pt"/>
    </style:style>
    <style:style style:name="T4" style:family="text">
      <style:text-properties fo:font-variant="normal" fo:text-transform="none" fo:color="#000000" style:font-name="Times New Roman" fo:letter-spacing="normal" fo:font-style="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sion <text:span text:style-name="T4">Supesu</text:span></text:p>
      <text:p text:style-name="P3"/>
      <text:p text:style-name="P3">Introduktion</text:p>
      <text:p text:style-name="P4"/>
      <text:p text:style-name="P4">Spelet som jag kommat att utveckla under dessa veckor kallas Supesu och är ett simpelt 2D space shooter spel. Till skillnad från orginalspelet Space Invaders så kommer min version att ha ett system för att spara highscores och med hjälp av dessa låsa upp nya spännande vapen, bakgrunder och farkoster. Jag valde att skapa detta då jag alltid har varigt intresserad av att skapa ett eget spel och jag känner mig nu redo.</text:p>
      <text:p text:style-name="P4"/>
      <text:p text:style-name="P4">Själva målet I spelet är att utplåna alla fientliga varelser för att ta dig till nästa nivå. För att göra detta har man hjälp av ett rymdskepp som är utrustat med olika vapen.</text:p>
      <text:p text:style-name="P4"/>
      <text:p text:style-name="P3">Teknik</text:p>
      <text:p text:style-name="P4"/>
      <text:p text:style-name="P4">Supesu kommer att utvecklas med hjälp av microsoft XNA Game studio 4.0 och C#, den IDE jag kommer använda mig av är Microsoft visual studio 2012 ultimate.</text:p>
      <text:p text:style-name="P5"/>
      <text:p text:style-name="P3">Användargrupper</text:p>
      <text:p text:style-name="P5"/>
      <text:p text:style-name="P7">Spelare</text:p>
      <text:p text:style-name="P4"/>
      <text:p text:style-name="P4">Ovana spelare: Spelar bara för att fördriva tiden, väljer en enklare svårighetsgrad.</text:p>
      <text:p text:style-name="P4"/>
      <text:p text:style-name="P4">Vana spelare: Spelar för utmaningen, föredrar en svårare svårighetsgrad.</text:p>
      <text:p text:style-name="P5"/>
      <text:p text:style-name="P3">Liknande spel</text:p>
      <text:p text:style-name="P7"/>
      <text:p text:style-name="P4">Ett av de spelen som jag vet om som är liknande det jag ska skapa är</text:p>
      <text:p text:style-name="P4">Space invaders.</text:p>
      <text:p text:style-name="P4"/>
      <text:p text:style-name="P4">Space invaders är ett retro spel som går ut på att man ska utplåna ett antal rader med aliens med hjälp av ett rymdskepp.</text:p>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3">Baskrav</text:p>
      <text:p text:style-name="P3"/>
      <text:p text:style-name="P2"><text:span text:style-name="T2">BK 1:</text:span><text:span text:style-name="T1"> </text:span><text:span text:style-name="T3">Det ska finnas ett menysystem som ger dig möjlighet att starta ett spel, visa highscores, ändra inställningar samt avsluta spelet.</text:span></text:p>
      <text:p text:style-name="P5"/>
      <text:p text:style-name="P2"><text:span text:style-name="T1"><text:tab/></text:span><text:span text:style-name="T2">BK 1.1:</text:span><text:span text:style-name="T1"> </text:span><text:span text:style-name="T3">När ett nytt spel startas ska det gå att välja mellan tre olika <text:tab/>svårighetsgrader.</text:span></text:p>
      <text:p text:style-name="P4"/>
      <text:p text:style-name="P2"><text:span text:style-name="T2">BK 2:</text:span><text:span text:style-name="T1"> </text:span><text:span text:style-name="T3">Det ska finnas ett poäng system som spelaren med hjälp av kan låsa upp olika saker</text:span></text:p>
      <text:p text:style-name="P5"/>
      <text:p text:style-name="P2"><text:span text:style-name="T2">BK 3:</text:span><text:span text:style-name="T1"> </text:span><text:span text:style-name="T3">Med hjälp av tangentbordet ska det gå att styra och skjuta med farkosten.</text:span></text:p>
      <text:p text:style-name="P5"/>
      <text:p text:style-name="P2"><text:span text:style-name="T2">BK 4:</text:span><text:span text:style-name="T1"> </text:span><text:span text:style-name="T3">Det ska finnas 3 eller flera nivåer samt en hemlig nivå. I slutet av varje nivå ska en boss finnas.</text:span></text:p>
      <text:p text:style-name="P6"/>
      <text:p text:style-name="P8">Namn och program</text:p>
      <text:p text:style-name="P5"/>
      <text:p text:style-name="P4">Hampus Karlsson hk222gn</text:p>
      <text:p text:style-name="P4">Utvecklare av digitala tjänster</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6T22:09:02.08</meta:creation-date>
    <dc:date>2014-04-21T14:54:21.81</dc:date>
    <meta:editing-duration>PT1H39M4S</meta:editing-duration>
    <meta:editing-cycles>5</meta:editing-cycles>
    <meta:generator>OpenOffice/4.0.1$Win32 OpenOffice.org_project/401m5$Build-9714</meta:generator>
    <meta:document-statistic meta:table-count="0" meta:image-count="0" meta:object-count="0" meta:page-count="2" meta:paragraph-count="23" meta:word-count="308" meta:character-count="1750"/>
  </office:meta>
</office:document-meta>
</file>